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Milestone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10<text:span text:style-name="T1">th</text:span> 2015</text:p>
          </table:table-cell>
          <table:table-cell office:value-type="string" calcext:value-type="string">
            <text:p>9 am to 1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and improving plots and preparing a progress report 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/>
          <table:table-cell office:value-type="string" calcext:value-type="string">
            <text:p>5 pm to 9 p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gap junctions, improved plots, fixed documentation 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11<text:span text:style-name="T1">th</text:span> 2015</text:p>
          </table:table-cell>
          <table:table-cell office:value-type="string" calcext:value-type="string">
            <text:p>5 pm –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5<text:span text:style-name="T1">th</text:span> 2015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6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ing diffusion computations &amp; RK4 methodology 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17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ed electrodiffusion computations on gj-connected cells and ecm segments + RK4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23<text:span text:style-name="T1">rd</text:span></text:p>
          </table:table-cell>
          <table:table-cell office:value-type="string" calcext:value-type="string">
            <text:p>1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basic simulation loop with NaKATPase pumps and electrodiffusion in individual cells.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24<text:span text:style-name="T1">th</text:span> </text:p>
          </table:table-cell>
          <table:table-cell table:style-name="ce3" office:value-type="string" calcext:value-type="string">
            <text:p>9 am to 10 pm</text:p>
          </table:table-cell>
          <table:table-cell table:number-columns-repeated="3"/>
        </table:table-row>
        <table:table-row table:style-name="ro2" table:number-rows-repeated="104855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000-00-00</text:date>, <text:time style:data-style-name="N2" text:time-value="09:08:16.502424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1-24T09:10:05.060644630</dc:date>
    <dc:creator>Alexis Pietak</dc:creator>
    <meta:editing-duration>PT9H49M39S</meta:editing-duration>
    <meta:editing-cycles>31</meta:editing-cycles>
    <meta:document-statistic meta:table-count="1" meta:cell-count="74" meta:object-count="0"/>
  </office:meta>
</office:document-meta>
</file>